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9.03mm" svg:y="25.43mm">
            <loext:p draw:notify-on-update-of-ranges="Sheet1.B1:Sheet1.B1 Sheet1.B2:Sheet1.B5 Sheet1.C1:Sheet1.C1 Sheet1.C2:Sheet1.C5 Sheet1.B1:Sheet1.B1 Sheet1.B2:Sheet1.B5 Sheet1.D1:Sheet1.D1 Sheet1.D2:Sheet1.D5 Sheet1.B1:Sheet1.B1 Sheet1.B2:Sheet1.B5 Sheet1.E1:Sheet1.E1 Sheet1.E2:Sheet1.E5 Sheet1.B1:Sheet1.B1 Sheet1.B2:Sheet1.B5 Sheet1.F1:Sheet1.F1 Sheet1.F2:Sheet1.F5 Sheet1.B1:Sheet1.B1 Sheet1.B2:Sheet1.B5 Sheet1.G1:Sheet1.G1 Sheet1.G2:Sheet1.G5 Sheet1.B1:Sheet1.B1 Sheet1.B2:Sheet1.B5 Sheet1.H1:Sheet1.H1 Sheet1.H2:Sheet1.H5 Sheet1.B1:Sheet1.B1 Sheet1.B2:Sheet1.B5 Sheet1.I1:Sheet1.I1 Sheet1.I2:Sheet1.I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5.79mm" svg:y="24.38mm">
            <loext:p draw:notify-on-update-of-ranges="Sheet1.B1:Sheet1.B1 Sheet1.B2:Sheet1.B5 Sheet1.E1:Sheet1.E1 Sheet1.E2:Sheet1.E5 Sheet1.B1:Sheet1.B1 Sheet1.B2:Sheet1.B5 Sheet1.F1:Sheet1.F1 Sheet1.F2:Sheet1.F5 Sheet1.B1:Sheet1.B1 Sheet1.B2:Sheet1.B5 Sheet1.G1:Sheet1.G1 Sheet1.G2:Sheet1.G5 Sheet1.B1:Sheet1.B1 Sheet1.B2:Sheet1.B5 Sheet1.H1:Sheet1.H1 Sheet1.H2:Sheet1.H5 Sheet1.B1:Sheet1.B1 Sheet1.B2:Sheet1.B5 Sheet1.I1:Sheet1.I1 Sheet1.I2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6.98mm" svg:y="167.55mm">
            <loext:p draw:notify-on-update-of-ranges="Sheet1.C32:Sheet1.C32 Sheet1.C33:Sheet1.C36 Sheet1.D32:Sheet1.D32 Sheet1.D33:Sheet1.D36 Sheet1.C32:Sheet1.C32 Sheet1.C33:Sheet1.C36 Sheet1.E32:Sheet1.E32 Sheet1.E33:Sheet1.E36 Sheet1.C32:Sheet1.C32 Sheet1.C33:Sheet1.C36 Sheet1.F32:Sheet1.F32 Sheet1.F33:Sheet1.F36 Sheet1.C32:Sheet1.C32 Sheet1.C33:Sheet1.C36 Sheet1.G32:Sheet1.G32 Sheet1.G33:Sheet1.G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limit</text:p>
          </table:table-cell>
          <table:table-cell table:style-name="ce1" office:value-type="string" calcext:value-type="string">
            <text:p>crtn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brng</text:p>
          </table:table-cell>
          <table:table-cell table:style-name="ce1" office:value-type="string" calcext:value-type="string">
            <text:p>rng3</text:p>
          </table:table-cell>
          <table:table-cell table:style-name="ce1" office:value-type="string" calcext:value-type="string">
            <text:p>vnl_mod</text:p>
          </table:table-cell>
          <table:table-cell table:style-name="ce1" office:value-type="string" calcext:value-type="string">
            <text:p>vnl_trns</text:p>
          </table:table-cell>
          <table:table-cell table:style-name="ce1" office:value-type="string" calcext:value-type="string">
            <text:p>vnl</text:p>
          </table:table-cell>
        </table:table-row>
        <table:table-row table:style-name="ro1">
          <table:table-cell/>
          <table:table-cell table:style-name="ce2" office:value-type="float" office:value="8192" calcext:value-type="float">
            <text:p>8,192</text:p>
          </table:table-cell>
          <table:table-cell table:style-name="ce3" office:value-type="float" office:value="989815" calcext:value-type="float">
            <text:p>989,815</text:p>
          </table:table-cell>
          <table:table-cell table:style-name="ce3" office:value-type="float" office:value="136324" calcext:value-type="float">
            <text:p>136,324</text:p>
          </table:table-cell>
          <table:table-cell table:style-name="ce4" office:value-type="float" office:value="36918" calcext:value-type="float">
            <text:p>36,918</text:p>
          </table:table-cell>
          <table:table-cell table:style-name="ce4" office:value-type="float" office:value="34775" calcext:value-type="float">
            <text:p>34,775</text:p>
          </table:table-cell>
          <table:table-cell table:style-name="ce3" office:value-type="float" office:value="20798" calcext:value-type="float">
            <text:p>20,798</text:p>
          </table:table-cell>
          <table:table-cell table:style-name="ce3" office:value-type="float" office:value="16830" calcext:value-type="float">
            <text:p>16,830</text:p>
          </table:table-cell>
          <table:table-cell table:style-name="ce3" office:value-type="float" office:value="17238" calcext:value-type="float">
            <text:p>17,238</text:p>
          </table:table-cell>
        </table:table-row>
        <table:table-row table:style-name="ro1">
          <table:table-cell/>
          <table:table-cell table:style-name="ce2" office:value-type="float" office:value="32768" calcext:value-type="float">
            <text:p>32,768</text:p>
          </table:table-cell>
          <table:table-cell table:style-name="ce3" office:value-type="float" office:value="3933039" calcext:value-type="float">
            <text:p>3,933,039</text:p>
          </table:table-cell>
          <table:table-cell table:style-name="ce3" office:value-type="float" office:value="536469" calcext:value-type="float">
            <text:p>536,469</text:p>
          </table:table-cell>
          <table:table-cell table:style-name="ce4" office:value-type="float" office:value="147626" calcext:value-type="float">
            <text:p>147,626</text:p>
          </table:table-cell>
          <table:table-cell table:style-name="ce4" office:value-type="float" office:value="139016" calcext:value-type="float">
            <text:p>139,016</text:p>
          </table:table-cell>
          <table:table-cell table:style-name="ce3" office:value-type="float" office:value="82574" calcext:value-type="float">
            <text:p>82,574</text:p>
          </table:table-cell>
          <table:table-cell table:style-name="ce3" office:value-type="float" office:value="69236" calcext:value-type="float">
            <text:p>69,236</text:p>
          </table:table-cell>
          <table:table-cell table:style-name="ce3" office:value-type="float" office:value="68775" calcext:value-type="float">
            <text:p>68,775</text:p>
          </table:table-cell>
        </table:table-row>
        <table:table-row table:style-name="ro1">
          <table:table-cell/>
          <table:table-cell table:style-name="ce2" office:value-type="float" office:value="262144" calcext:value-type="float">
            <text:p>262,144</text:p>
          </table:table-cell>
          <table:table-cell table:style-name="ce3" office:value-type="float" office:value="30857238" calcext:value-type="float">
            <text:p>30,857,238</text:p>
          </table:table-cell>
          <table:table-cell table:style-name="ce3" office:value-type="float" office:value="4259974" calcext:value-type="float">
            <text:p>4,259,974</text:p>
          </table:table-cell>
          <table:table-cell table:style-name="ce4" office:value-type="float" office:value="1179871" calcext:value-type="float">
            <text:p>1,179,871</text:p>
          </table:table-cell>
          <table:table-cell table:style-name="ce4" office:value-type="float" office:value="1110523" calcext:value-type="float">
            <text:p>1,110,523</text:p>
          </table:table-cell>
          <table:table-cell table:style-name="ce3" office:value-type="float" office:value="664198" calcext:value-type="float">
            <text:p>664,198</text:p>
          </table:table-cell>
          <table:table-cell table:style-name="ce3" office:value-type="float" office:value="567166" calcext:value-type="float">
            <text:p>567,166</text:p>
          </table:table-cell>
          <table:table-cell table:style-name="ce3" office:value-type="float" office:value="549899" calcext:value-type="float">
            <text:p>549,899</text:p>
          </table:table-cell>
        </table:table-row>
        <table:table-row table:style-name="ro1">
          <table:table-cell/>
          <table:table-cell table:style-name="ce2" office:value-type="float" office:value="1048576" calcext:value-type="float">
            <text:p>1,048,576</text:p>
          </table:table-cell>
          <table:table-cell table:style-name="ce3" office:value-type="float" office:value="123263909" calcext:value-type="float">
            <text:p>123,263,909</text:p>
          </table:table-cell>
          <table:table-cell table:style-name="ce3" office:value-type="float" office:value="17005555" calcext:value-type="float">
            <text:p>17,005,555</text:p>
          </table:table-cell>
          <table:table-cell table:style-name="ce4" office:value-type="float" office:value="4721788" calcext:value-type="float">
            <text:p>4,721,788</text:p>
          </table:table-cell>
          <table:table-cell table:style-name="ce4" office:value-type="float" office:value="4451548" calcext:value-type="float">
            <text:p>4,451,548</text:p>
          </table:table-cell>
          <table:table-cell table:style-name="ce3" office:value-type="float" office:value="2654281" calcext:value-type="float">
            <text:p>2,654,281</text:p>
          </table:table-cell>
          <table:table-cell table:style-name="ce3" office:value-type="float" office:value="2294387" calcext:value-type="float">
            <text:p>2,294,387</text:p>
          </table:table-cell>
          <table:table-cell table:style-name="ce3" office:value-type="float" office:value="2206274" calcext:value-type="float">
            <text:p>2,206,274</text:p>
          </table:table-cell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limit</text:p>
          </table:table-cell>
          <table:table-cell table:style-name="ce1" office:value-type="string" calcext:value-type="string">
            <text:p>crtn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brng</text:p>
          </table:table-cell>
          <table:table-cell table:style-name="ce1" office:value-type="string" calcext:value-type="string">
            <text:p>r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8192" calcext:value-type="float">
            <text:p>8,192</text:p>
          </table:table-cell>
          <table:table-cell table:style-name="ce4" office:value-type="float" office:value="2005623" calcext:value-type="float">
            <text:p>2,005,623</text:p>
          </table:table-cell>
          <table:table-cell table:style-name="ce4" office:value-type="float" office:value="811860" calcext:value-type="float">
            <text:p>811,860</text:p>
          </table:table-cell>
          <table:table-cell table:style-name="ce4" office:value-type="float" office:value="647152" calcext:value-type="float">
            <text:p>647,152</text:p>
          </table:table-cell>
          <table:table-cell table:style-name="ce4" office:value-type="float" office:value="633851" calcext:value-type="float">
            <text:p>633,8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32768" calcext:value-type="float">
            <text:p>32,768</text:p>
          </table:table-cell>
          <table:table-cell table:style-name="ce4" office:value-type="float" office:value="8082052" calcext:value-type="float">
            <text:p>8,082,052</text:p>
          </table:table-cell>
          <table:table-cell table:style-name="ce4" office:value-type="float" office:value="3261407" calcext:value-type="float">
            <text:p>3,261,407</text:p>
          </table:table-cell>
          <table:table-cell table:style-name="ce4" office:value-type="float" office:value="2600016" calcext:value-type="float">
            <text:p>2,600,016</text:p>
          </table:table-cell>
          <table:table-cell table:style-name="ce4" office:value-type="float" office:value="2542825" calcext:value-type="float">
            <text:p>2,542,8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262144" calcext:value-type="float">
            <text:p>262,144</text:p>
          </table:table-cell>
          <table:table-cell table:style-name="ce4" office:value-type="float" office:value="64978285" calcext:value-type="float">
            <text:p>64,978,285</text:p>
          </table:table-cell>
          <table:table-cell table:style-name="ce4" office:value-type="float" office:value="26291745" calcext:value-type="float">
            <text:p>26,291,745</text:p>
          </table:table-cell>
          <table:table-cell table:style-name="ce4" office:value-type="float" office:value="21015378" calcext:value-type="float">
            <text:p>21,015,378</text:p>
          </table:table-cell>
          <table:table-cell table:style-name="ce4" office:value-type="float" office:value="20405264" calcext:value-type="float">
            <text:p>20,405,2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048576" calcext:value-type="float">
            <text:p>1,048,576</text:p>
          </table:table-cell>
          <table:table-cell table:style-name="ce4" office:value-type="float" office:value="259869308" calcext:value-type="float">
            <text:p>259,869,308</text:p>
          </table:table-cell>
          <table:table-cell table:style-name="ce4" office:value-type="float" office:value="105580954" calcext:value-type="float">
            <text:p>105,580,954</text:p>
          </table:table-cell>
          <table:table-cell table:style-name="ce4" office:value-type="float" office:value="84291623" calcext:value-type="float">
            <text:p>84,291,623</text:p>
          </table:table-cell>
          <table:table-cell table:style-name="ce4" office:value-type="float" office:value="81742385" calcext:value-type="float">
            <text:p>81,742,3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0:30:21.908159495</meta:creation-date>
    <dc:date>2018-01-01T10:53:45.126741294</dc:date>
    <meta:editing-duration>PT3M2S</meta:editing-duration>
    <meta:editing-cycles>2</meta:editing-cycles>
    <meta:generator>LibreOffice/5.2.3.3$Linux_X86_64 LibreOffice_project/d54a8868f08a7b39642414cf2c8ef2f228f780cf</meta:generator>
    <meta:document-statistic meta:table-count="1" meta:cell-count="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2.707cm" style:legend-expansion="high" chart:style-name="ch2"/>
        <chart:plot-area chart:style-name="ch3" table:cell-range-address="Sheet1.B1:Sheet1.I5" chart:data-source-has-labels="row" svg:x="0.32cm" svg:y="0.18cm" svg:width="12.72cm" svg:height="8.64cm">
          <chartooo:coordinate-region svg:x="2.264cm" svg:y="0.38cm" svg:width="9.8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" chart:label-cell-address="Sheet1.C1:Sheet1.C1" chart:class="chart:scatter">
            <chart:domain table:cell-range-address="Sheet1.B2:Sheet1.B5"/>
            <chart:data-point chart:repeated="4"/>
          </chart:series>
          <chart:series chart:style-name="ch7" chart:values-cell-range-address="Sheet1.D2:Sheet1.D5" chart:label-cell-address="Sheet1.D1:Sheet1.D1" chart:class="chart:scatter">
            <chart:data-point chart:repeated="4"/>
          </chart:series>
          <chart:series chart:style-name="ch8" chart:values-cell-range-address="Sheet1.E2:Sheet1.E5" chart:label-cell-address="Sheet1.E1:Sheet1.E1" chart:class="chart:scatter">
            <chart:data-point chart:repeated="4"/>
          </chart:series>
          <chart:series chart:style-name="ch9" chart:values-cell-range-address="Sheet1.F2:Sheet1.F5" chart:label-cell-address="Sheet1.F1:Sheet1.F1" chart:class="chart:scatter">
            <chart:data-point chart:repeated="4"/>
          </chart:series>
          <chart:series chart:style-name="ch10" chart:values-cell-range-address="Sheet1.G2:Sheet1.G5" chart:label-cell-address="Sheet1.G1:Sheet1.G1" chart:class="chart:scatter">
            <chart:data-point chart:repeated="4"/>
          </chart:series>
          <chart:series chart:style-name="ch11" chart:values-cell-range-address="Sheet1.H2:Sheet1.H5" chart:label-cell-address="Sheet1.H1:Sheet1.H1" chart:class="chart:scatter">
            <chart:data-point chart:repeated="4"/>
          </chart:series>
          <chart:series chart:style-name="ch12" chart:values-cell-range-address="Sheet1.I2:Sheet1.I5" chart:label-cell-address="Sheet1.I1:Sheet1.I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rtn</text:p>
                <draw:g>
                  <svg:desc>Sheet1.C1:Sheet1.C1</svg:desc>
                </draw:g>
              </table:table-cell>
              <table:table-cell office:value-type="string">
                <text:p>rx</text:p>
                <draw:g>
                  <svg:desc>Sheet1.D1:Sheet1.D1</svg:desc>
                </draw:g>
              </table:table-cell>
              <table:table-cell office:value-type="string">
                <text:p>brng</text:p>
                <draw:g>
                  <svg:desc>Sheet1.E1:Sheet1.E1</svg:desc>
                </draw:g>
              </table:table-cell>
              <table:table-cell office:value-type="string">
                <text:p>rng3</text:p>
                <draw:g>
                  <svg:desc>Sheet1.F1:Sheet1.F1</svg:desc>
                </draw:g>
              </table:table-cell>
              <table:table-cell office:value-type="string">
                <text:p>vnl_mod</text:p>
                <draw:g>
                  <svg:desc>Sheet1.G1:Sheet1.G1</svg:desc>
                </draw:g>
              </table:table-cell>
              <table:table-cell office:value-type="string">
                <text:p>vnl_trns</text:p>
                <draw:g>
                  <svg:desc>Sheet1.H1:Sheet1.H1</svg:desc>
                </draw:g>
              </table:table-cell>
              <table:table-cell office:value-type="string">
                <text:p>vn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Sheet1.B2:Sheet1.B5</svg:desc>
                </draw:g>
              </table:table-cell>
              <table:table-cell office:value-type="float" office:value="989815">
                <text:p>989815</text:p>
                <draw:g>
                  <svg:desc>Sheet1.C2:Sheet1.C5</svg:desc>
                </draw:g>
              </table:table-cell>
              <table:table-cell office:value-type="float" office:value="136324">
                <text:p>136324</text:p>
                <draw:g>
                  <svg:desc>Sheet1.D2:Sheet1.D5</svg:desc>
                </draw:g>
              </table:table-cell>
              <table:table-cell office:value-type="float" office:value="36918">
                <text:p>36918</text:p>
                <draw:g>
                  <svg:desc>Sheet1.E2:Sheet1.E5</svg:desc>
                </draw:g>
              </table:table-cell>
              <table:table-cell office:value-type="float" office:value="34775">
                <text:p>34775</text:p>
                <draw:g>
                  <svg:desc>Sheet1.F2:Sheet1.F5</svg:desc>
                </draw:g>
              </table:table-cell>
              <table:table-cell office:value-type="float" office:value="20798">
                <text:p>20798</text:p>
                <draw:g>
                  <svg:desc>Sheet1.G2:Sheet1.G5</svg:desc>
                </draw:g>
              </table:table-cell>
              <table:table-cell office:value-type="float" office:value="16830">
                <text:p>16830</text:p>
                <draw:g>
                  <svg:desc>Sheet1.H2:Sheet1.H5</svg:desc>
                </draw:g>
              </table:table-cell>
              <table:table-cell office:value-type="float" office:value="17238">
                <text:p>17238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3933039">
                <text:p>3933039</text:p>
              </table:table-cell>
              <table:table-cell office:value-type="float" office:value="536469">
                <text:p>536469</text:p>
              </table:table-cell>
              <table:table-cell office:value-type="float" office:value="147626">
                <text:p>147626</text:p>
              </table:table-cell>
              <table:table-cell office:value-type="float" office:value="139016">
                <text:p>139016</text:p>
              </table:table-cell>
              <table:table-cell office:value-type="float" office:value="82574">
                <text:p>82574</text:p>
              </table:table-cell>
              <table:table-cell office:value-type="float" office:value="69236">
                <text:p>69236</text:p>
              </table:table-cell>
              <table:table-cell office:value-type="float" office:value="68775">
                <text:p>68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30857238">
                <text:p>30857238</text:p>
              </table:table-cell>
              <table:table-cell office:value-type="float" office:value="4259974">
                <text:p>4259974</text:p>
              </table:table-cell>
              <table:table-cell office:value-type="float" office:value="1179871">
                <text:p>1179871</text:p>
              </table:table-cell>
              <table:table-cell office:value-type="float" office:value="1110523">
                <text:p>1110523</text:p>
              </table:table-cell>
              <table:table-cell office:value-type="float" office:value="664198">
                <text:p>664198</text:p>
              </table:table-cell>
              <table:table-cell office:value-type="float" office:value="567166">
                <text:p>567166</text:p>
              </table:table-cell>
              <table:table-cell office:value-type="float" office:value="549899">
                <text:p>549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123263909">
                <text:p>123263909</text:p>
              </table:table-cell>
              <table:table-cell office:value-type="float" office:value="17005555">
                <text:p>17005555</text:p>
              </table:table-cell>
              <table:table-cell office:value-type="float" office:value="4721788">
                <text:p>4721788</text:p>
              </table:table-cell>
              <table:table-cell office:value-type="float" office:value="4451548">
                <text:p>4451548</text:p>
              </table:table-cell>
              <table:table-cell office:value-type="float" office:value="2654281">
                <text:p>2654281</text:p>
              </table:table-cell>
              <table:table-cell office:value-type="float" office:value="2294387">
                <text:p>2294387</text:p>
              </table:table-cell>
              <table:table-cell office:value-type="float" office:value="2206274">
                <text:p>2206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205cm" style:legend-expansion="high" chart:style-name="ch2"/>
        <chart:plot-area chart:style-name="ch3" table:cell-range-address="Sheet1.B1:Sheet1.B5 Sheet1.E1:Sheet1.I5" chart:data-source-has-labels="row" svg:x="0.32cm" svg:y="0.18cm" svg:width="12.72cm" svg:height="8.64cm">
          <chartooo:coordinate-region svg:x="2.079cm" svg:y="0.379cm" svg:width="10.2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5" chart:label-cell-address="Sheet1.E1:Sheet1.E1" chart:class="chart:scatter">
            <chart:domain table:cell-range-address="Sheet1.B2:Sheet1.B5"/>
            <chart:data-point chart:repeated="4"/>
          </chart:series>
          <chart:series chart:style-name="ch7" chart:values-cell-range-address="Sheet1.F2:Sheet1.F5" chart:label-cell-address="Sheet1.F1:Sheet1.F1" chart:class="chart:scatter">
            <chart:data-point chart:repeated="4"/>
          </chart:series>
          <chart:series chart:style-name="ch8" chart:values-cell-range-address="Sheet1.G2:Sheet1.G5" chart:label-cell-address="Sheet1.G1:Sheet1.G1" chart:class="chart:scatter">
            <chart:data-point chart:repeated="4"/>
          </chart:series>
          <chart:series chart:style-name="ch9" chart:values-cell-range-address="Sheet1.H2:Sheet1.H5" chart:label-cell-address="Sheet1.H1:Sheet1.H1" chart:class="chart:scatter">
            <chart:data-point chart:repeated="4"/>
          </chart:series>
          <chart:series chart:style-name="ch10" chart:values-cell-range-address="Sheet1.I2:Sheet1.I5" chart:label-cell-address="Sheet1.I1:Sheet1.I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rng</text:p>
                <draw:g>
                  <svg:desc>Sheet1.E1:Sheet1.E1</svg:desc>
                </draw:g>
              </table:table-cell>
              <table:table-cell office:value-type="string">
                <text:p>rng3</text:p>
                <draw:g>
                  <svg:desc>Sheet1.F1:Sheet1.F1</svg:desc>
                </draw:g>
              </table:table-cell>
              <table:table-cell office:value-type="string">
                <text:p>vnl_mod</text:p>
                <draw:g>
                  <svg:desc>Sheet1.G1:Sheet1.G1</svg:desc>
                </draw:g>
              </table:table-cell>
              <table:table-cell office:value-type="string">
                <text:p>vnl_trns</text:p>
                <draw:g>
                  <svg:desc>Sheet1.H1:Sheet1.H1</svg:desc>
                </draw:g>
              </table:table-cell>
              <table:table-cell office:value-type="string">
                <text:p>vn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Sheet1.B2:Sheet1.B5</svg:desc>
                </draw:g>
              </table:table-cell>
              <table:table-cell office:value-type="float" office:value="36918">
                <text:p>36918</text:p>
                <draw:g>
                  <svg:desc>Sheet1.E2:Sheet1.E5</svg:desc>
                </draw:g>
              </table:table-cell>
              <table:table-cell office:value-type="float" office:value="34775">
                <text:p>34775</text:p>
                <draw:g>
                  <svg:desc>Sheet1.F2:Sheet1.F5</svg:desc>
                </draw:g>
              </table:table-cell>
              <table:table-cell office:value-type="float" office:value="20798">
                <text:p>20798</text:p>
                <draw:g>
                  <svg:desc>Sheet1.G2:Sheet1.G5</svg:desc>
                </draw:g>
              </table:table-cell>
              <table:table-cell office:value-type="float" office:value="16830">
                <text:p>16830</text:p>
                <draw:g>
                  <svg:desc>Sheet1.H2:Sheet1.H5</svg:desc>
                </draw:g>
              </table:table-cell>
              <table:table-cell office:value-type="float" office:value="17238">
                <text:p>17238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147626">
                <text:p>147626</text:p>
              </table:table-cell>
              <table:table-cell office:value-type="float" office:value="139016">
                <text:p>139016</text:p>
              </table:table-cell>
              <table:table-cell office:value-type="float" office:value="82574">
                <text:p>82574</text:p>
              </table:table-cell>
              <table:table-cell office:value-type="float" office:value="69236">
                <text:p>69236</text:p>
              </table:table-cell>
              <table:table-cell office:value-type="float" office:value="68775">
                <text:p>68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1179871">
                <text:p>1179871</text:p>
              </table:table-cell>
              <table:table-cell office:value-type="float" office:value="1110523">
                <text:p>1110523</text:p>
              </table:table-cell>
              <table:table-cell office:value-type="float" office:value="664198">
                <text:p>664198</text:p>
              </table:table-cell>
              <table:table-cell office:value-type="float" office:value="567166">
                <text:p>567166</text:p>
              </table:table-cell>
              <table:table-cell office:value-type="float" office:value="549899">
                <text:p>549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4721788">
                <text:p>4721788</text:p>
              </table:table-cell>
              <table:table-cell office:value-type="float" office:value="4451548">
                <text:p>4451548</text:p>
              </table:table-cell>
              <table:table-cell office:value-type="float" office:value="2654281">
                <text:p>2654281</text:p>
              </table:table-cell>
              <table:table-cell office:value-type="float" office:value="2294387">
                <text:p>2294387</text:p>
              </table:table-cell>
              <table:table-cell office:value-type="float" office:value="2206274">
                <text:p>2206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454cm" style:legend-expansion="high" chart:style-name="ch2"/>
        <chart:plot-area chart:style-name="ch3" table:cell-range-address="Sheet1.C32:Sheet1.G36" chart:data-source-has-labels="row" svg:x="0.32cm" svg:y="0.18cm" svg:width="13.355cm" svg:height="8.64cm">
          <chartooo:coordinate-region svg:x="2.45cm" svg:y="0.379cm" svg:width="10.4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3:Sheet1.D36" chart:label-cell-address="Sheet1.D32:Sheet1.D32" chart:class="chart:scatter">
            <chart:domain table:cell-range-address="Sheet1.C33:Sheet1.C36"/>
            <chart:data-point chart:repeated="4"/>
          </chart:series>
          <chart:series chart:style-name="ch7" chart:values-cell-range-address="Sheet1.E33:Sheet1.E36" chart:label-cell-address="Sheet1.E32:Sheet1.E32" chart:class="chart:scatter">
            <chart:data-point chart:repeated="4"/>
          </chart:series>
          <chart:series chart:style-name="ch8" chart:values-cell-range-address="Sheet1.F33:Sheet1.F36" chart:label-cell-address="Sheet1.F32:Sheet1.F32" chart:class="chart:scatter">
            <chart:data-point chart:repeated="4"/>
          </chart:series>
          <chart:series chart:style-name="ch9" chart:values-cell-range-address="Sheet1.G33:Sheet1.G36" chart:label-cell-address="Sheet1.G32:Sheet1.G32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rtn</text:p>
                <draw:g>
                  <svg:desc>Sheet1.D32:Sheet1.D32</svg:desc>
                </draw:g>
              </table:table-cell>
              <table:table-cell office:value-type="string">
                <text:p>rx</text:p>
                <draw:g>
                  <svg:desc>Sheet1.E32:Sheet1.E32</svg:desc>
                </draw:g>
              </table:table-cell>
              <table:table-cell office:value-type="string">
                <text:p>brng</text:p>
                <draw:g>
                  <svg:desc>Sheet1.F32:Sheet1.F32</svg:desc>
                </draw:g>
              </table:table-cell>
              <table:table-cell office:value-type="string">
                <text:p>rng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92">
                <text:p>8192</text:p>
                <draw:g>
                  <svg:desc>Sheet1.C33:Sheet1.C36</svg:desc>
                </draw:g>
              </table:table-cell>
              <table:table-cell office:value-type="float" office:value="2005623">
                <text:p>2005623</text:p>
                <draw:g>
                  <svg:desc>Sheet1.D33:Sheet1.D36</svg:desc>
                </draw:g>
              </table:table-cell>
              <table:table-cell office:value-type="float" office:value="811860">
                <text:p>811860</text:p>
                <draw:g>
                  <svg:desc>Sheet1.E33:Sheet1.E36</svg:desc>
                </draw:g>
              </table:table-cell>
              <table:table-cell office:value-type="float" office:value="647152">
                <text:p>647152</text:p>
                <draw:g>
                  <svg:desc>Sheet1.F33:Sheet1.F36</svg:desc>
                </draw:g>
              </table:table-cell>
              <table:table-cell office:value-type="float" office:value="633851">
                <text:p>633851</text:p>
                <draw:g>
                  <svg:desc>Sheet1.G33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8082052">
                <text:p>8082052</text:p>
              </table:table-cell>
              <table:table-cell office:value-type="float" office:value="3261407">
                <text:p>3261407</text:p>
              </table:table-cell>
              <table:table-cell office:value-type="float" office:value="2600016">
                <text:p>2600016</text:p>
              </table:table-cell>
              <table:table-cell office:value-type="float" office:value="2542825">
                <text:p>2542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64978285">
                <text:p>64978285</text:p>
              </table:table-cell>
              <table:table-cell office:value-type="float" office:value="26291745">
                <text:p>26291745</text:p>
              </table:table-cell>
              <table:table-cell office:value-type="float" office:value="21015378">
                <text:p>21015378</text:p>
              </table:table-cell>
              <table:table-cell office:value-type="float" office:value="20405264">
                <text:p>2040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259869308">
                <text:p>259869308</text:p>
              </table:table-cell>
              <table:table-cell office:value-type="float" office:value="105580954">
                <text:p>105580954</text:p>
              </table:table-cell>
              <table:table-cell office:value-type="float" office:value="84291623">
                <text:p>84291623</text:p>
              </table:table-cell>
              <table:table-cell office:value-type="float" office:value="81742385">
                <text:p>81742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